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25A000000EC70CA4FFAD6320E32.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able_20_Contents">
      <style:paragraph-properties fo:text-align="start" style:justify-single-word="false"/>
    </style:style>
    <style:style style:name="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P3"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P4"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P5" style:family="paragraph" style:parent-style-name="Header">
      <style:paragraph-properties fo:text-align="start" style:justify-single-word="false"/>
      <style:text-properties fo:font-weight="normal" style:font-weight-asian="normal" style:font-weight-complex="normal"/>
    </style:style>
    <style:style style:name="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P7" style:family="paragraph" style:parent-style-name="Standard">
      <style:text-properties style:font-name="Arial" fo:font-size="11pt" fo:language="es" fo:country="ES" style:font-size-asian="11pt" style:font-size-complex="11pt"/>
    </style:style>
    <style:style style:name="P8" style:family="paragraph" style:parent-style-name="Standard">
      <style:text-properties style:use-window-font-color="true" style:font-name="Arial" fo:font-size="11pt" fo:language="es" fo:country="ES" fo:font-style="normal" style:text-underline-style="none" fo:font-weight="normal"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9" style:family="paragraph" style:parent-style-name="Standard">
      <style:paragraph-properties fo:margin-left="0cm" fo:margin-right="0cm" fo:text-align="start" style:justify-single-word="false" fo:text-indent="0cm" style:auto-text-indent="false">
        <style:tab-stops>
          <style:tab-stop style:position="7.62cm"/>
        </style:tab-stops>
      </style:paragraph-properties>
      <style:text-properties style:use-window-font-color="true" style:font-name="Arial" fo:font-size="11pt" fo:language="es" fo:country="ES" fo:font-style="normal" style:text-underline-style="none" fo:font-weight="normal" officeooo:rsid="000b72af" officeooo:paragraph-rsid="000b72af"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10" style:family="paragraph" style:parent-style-name="Standard" style:master-page-name="Standard">
      <style:paragraph-properties fo:text-align="justify" style:justify-single-word="false" style:page-number="auto"/>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1" style:family="paragraph" style:parent-style-name="Standard" style:list-style-name="WW8Num1">
      <style:text-properties style:font-name="Arial" fo:font-size="11pt" fo:language="es" fo:country="ES" style:font-size-asian="11pt" style:font-size-complex="11pt"/>
    </style:style>
    <style:style style:name="P12" style:family="paragraph" style:parent-style-name="Standard" style:list-style-name="WW8Num1">
      <style:text-properties style:font-name="Arial" fo:font-size="11pt" style:font-size-asian="11pt" style:font-size-complex="11pt"/>
    </style:style>
    <style:style style:name="P13" style:family="paragraph" style:parent-style-name="Standard" style:list-style-name="L2">
      <style:text-properties style:font-name="Arial" fo:font-size="11pt" style:font-size-asian="11pt" style:font-size-complex="11pt"/>
    </style:style>
    <style:style style:name="P14" style:family="paragraph" style:parent-style-name="Standard" style:list-style-name="L1">
      <style:paragraph-properties fo:text-align="justify" style:justify-single-word="false">
        <style:tab-stops>
          <style:tab-stop style:position="7.62cm"/>
        </style:tab-stops>
      </style:paragraph-properties>
      <style:text-properties style:use-window-font-color="true" style:font-name="Arial" fo:font-size="11pt" fo:language="es" fo:country="ES" fo:font-style="normal" style:text-underline-style="none" fo:font-weight="normal"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15" style:family="paragraph" style:parent-style-name="Standard" style:list-style-name="WW8Num1">
      <style:text-properties style:use-window-font-color="true" style:font-name="Arial" fo:font-size="11pt" fo:language="es" fo:country="ES" fo:font-style="normal" style:text-underline-style="none" fo:font-weight="normal"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16" style:family="paragraph" style:parent-style-name="Standard" style:list-style-name="L3">
      <style:paragraph-properties fo:margin-left="2.501cm" fo:margin-right="0cm" fo:text-align="justify" style:justify-single-word="false" fo:text-indent="-0.635cm" style:auto-text-indent="false">
        <style:tab-stops>
          <style:tab-stop style:position="7.62cm"/>
        </style:tab-stops>
      </style:paragraph-properties>
      <style:text-properties style:use-window-font-color="true" style:font-name="Arial" fo:font-size="11pt" fo:language="es" fo:country="ES" fo:font-style="normal" style:text-underline-style="none" fo:font-weight="normal"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1" style:family="text">
      <style:text-properties fo:font-weight="bold" style:font-weight-asian="bold" style:font-weight-complex="bold"/>
    </style:style>
    <style:style style:name="T2" style:family="text">
      <style:text-properties style:use-window-font-color="true" fo:font-style="normal" style:text-underline-style="none" fo:font-weight="normal"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3" style:family="text">
      <style:text-properties style:use-window-font-color="true" fo:font-style="normal" style:text-underline-style="none" fo:font-weight="bold"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4" style:family="text">
      <style:text-properties officeooo:rsid="0008dc81"/>
    </style:style>
    <style:style style:name="T5" style:family="text">
      <style:text-properties officeooo:rsid="000e55c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list xml:id="list2358828634" text:style-name="WW8Num1">
        <text:list-item>
          <text:p text:style-name="P11"><text:s/><text:span text:style-name="T2">Crear un procedimiento, llamado </text:span><text:span text:style-name="T3">aumentar_salario_2</text:span><text:span text:style-name="T2">. Aumentar el salario de los empleados de la tabla EMP de tal forma que:</text:span></text:p>
        </text:list-item>
      </text:list>
      <text:list xml:id="list3523243222" text:style-name="L1">
        <text:list-item>
          <text:p text:style-name="P14">si el empleado tiene el oficio de DIRECTOR deberemos añadir a su salario el 8% de la media del salario de los directores</text:p>
        </text:list-item>
        <text:list-item>
          <text:p text:style-name="P14">si es analista deberemos añadir el 5% de la media del salario de los analistas</text:p>
        </text:list-item>
        <text:list-item>
          <text:p text:style-name="P14">si tiene cualquier otro oficio se añadirá el 4% de la media de todos los empleados no sean ni directores, ni analistas. En este caso además, si el empleado tiene comisión, deberemos añadir a su nuevo salario el 2% de la comisión.</text:p>
          <text:p text:style-name="P14"/>
        </text:list-item>
      </text:list>
      <text:p text:style-name="P9"><text:s text:c="6"/>Para realizar el ejercicio utiliza un cursor de <text:span text:style-name="T5">actualización (mira en los apuntes).</text:span></text:p>
      <text:p text:style-name="P7"/>
      <text:p text:style-name="P7">NOTA: Si tienes que escribir números con decimales recuerda usar la notación anglosajona, es decir, el punto en lugar de la coma para los <text:span text:style-name="T4">decimales.</text:span> Ejemplo: 0.08</text:p>
      <text:p text:style-name="P8"/>
      <text:p text:style-name="P8"/>
      <text:list xml:id="list210255936103494" text:continue-list="list2358828634" text:style-name="WW8Num1">
        <text:list-item>
          <text:p text:style-name="P12">Escribe un procedimiento, llamado <text:span text:style-name="T1">cambio_oficio</text:span>, <text:s/>que modifique el oficio de los empleados de la tabla EMPLE que ganan más de 300000. El nuevo oficio será el oficio que se le pase como parámetro, pero teniendo en cuenta lo siguiente:</text:p>
        </text:list-item>
      </text:list>
      <text:list xml:id="list2781610745" text:style-name="L2">
        <text:list-item>
          <text:p text:style-name="P13">si en el momento de la actualización, el número de empleados que hay en su departamento con dicho oficio es superior a 2, su nuevo oficio NO SERA el que nos han pasado, sino que será el oficio en el que menos empleados haya de su departamento. </text:p>
        </text:list-item>
      </text:list>
      <text:list xml:id="list210257787210826" text:continue-list="list210255936103494" text:style-name="WW8Num1">
        <text:list-header>
          <text:p text:style-name="P15"/>
          <text:p text:style-name="P15">Además, si la actualización es correcta se mostrará por pantalla, <text:s/>para cada empleado, el número de empleado, apellido, el oficio que tenía anterior y el nuevo oficio. </text:p>
          <text:p text:style-name="P15"/>
          <text:p text:style-name="P15">El procedimiento antes de finalizar, informará por pantalla el número de empleados que han sido actualizados.</text:p>
          <text:p text:style-name="P15"/>
          <text:p text:style-name="P15">Controlar posibles excepciones:</text:p>
        </text:list-header>
      </text:list>
      <text:list xml:id="list3410528894" text:style-name="L3">
        <text:list-item>
          <text:p text:style-name="P16">El oficio que se le pasa en la llamada es un oficio nuevo (no existe nadie con dicho oficio en EMPLE).</text:p>
        </text:list-item>
        <text:list-item>
          <text:p text:style-name="P16">Para cualquier otra excepción, mostrar el código de la excepción ( función SQLCODE) y el mensaje de error (SQLERR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loext:graphic-properties draw:fill="none" draw:fill-color="#cfe7f5"/>
      <style:paragraph-properties fo:background-color="transparent" fo:padding="0.049cm" fo:border="0.06pt solid #000000"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paragraph-properties fo:margin-top="0cm" fo:margin-bottom="0cm" loext:contextual-spacing="false" fo:line-height="100%" fo:orphans="2" fo:widows="2"/>
      <style:text-properties style:use-window-font-color="true"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Numbering_20_Symbols" style:display-name="Numbering Symbols" style:family="text"/>
    <style:style style:name="Zeichenforma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7.009cm" fo:margin-left="0cm" fo:margin-right="-0.011cm" table:align="margins"/>
    </style:style>
    <style:style style:name="Tabla5.A" style:family="table-column">
      <style:table-column-properties style:column-width="4.064cm" style:rel-column-width="15658*"/>
    </style:style>
    <style:style style:name="Tabla5.B" style:family="table-column">
      <style:table-column-properties style:column-width="12.945cm" style:rel-column-width="49877*"/>
    </style:style>
    <style:style style:name="Tabla5.1" style:family="table-row">
      <style:table-row-properties style:min-row-height="1.875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MP1" style:family="paragraph" style:parent-style-name="Table_20_Contents">
      <style:paragraph-properties fo:text-align="start" style:justify-single-word="false"/>
    </style:style>
    <style:style style:name="M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MP3"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MP4"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MP5" style:family="paragraph" style:parent-style-name="Header">
      <style:paragraph-properties fo:text-align="start" style:justify-single-word="false"/>
      <style:text-properties fo:font-weight="normal" style:font-weight-asian="normal" style:font-weight-complex="normal"/>
    </style:style>
    <style:style style:name="M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style-name="Tabla5.A1" office:value-type="string">
              <text:p text:style-name="MP1"><draw:frame draw:style-name="Mfr1" draw:name="gráficos1" text:anchor-type="paragraph" svg:width="3.868cm" svg:height="1.515cm" draw:z-index="0"><draw:image xlink:href="Pictures/100000000000025A000000EC70CA4FFAD6320E32.jpg" xlink:type="simple" xlink:show="embed" xlink:actuate="onLoad" loext:mime-type="image/jpeg"/></draw:frame></text:p>
            </table:table-cell>
            <table:table-cell table:style-name="Tabla5.B1" office:value-type="string">
              <text:p text:style-name="MP2"/>
              <text:p text:style-name="MP3">DATU-BASEAK</text:p>
              <text:p text:style-name="MP3">BASE DE DATOS</text:p>
              <text:p text:style-name="MP2"/>
            </table:table-cell>
          </table:table-row>
        </table:table>
        <text:p text:style-name="MP4"/>
        <text:p text:style-name="MP5">ABIZENAK/APELLIDOS: <text:s text:c="57"/>DATA/FECHA: </text:p>
        <text:p text:style-name="MP6">IZENA/NOMBRE: <text:s text:c="70"/>TALDEA/GRUPO: </text:p>
      </style:header>
    </style:master-page>
    <style:master-page style:name="Convertir_20_0" style:display-name="Convertir 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meta:creation-date>2013-05-23T08:22:50.21</meta:creation-date>
    <meta:editing-cycles>17</meta:editing-cycles>
    <meta:editing-duration>PT1H11M24S</meta:editing-duration>
    <meta:initial-creator>B I-I</meta:initial-creator>
    <dc:date>2019-04-10T21:02:55.432305059</dc:date>
    <meta:document-statistic meta:table-count="1" meta:image-count="1" meta:object-count="0" meta:page-count="1" meta:paragraph-count="18" meta:word-count="328" meta:character-count="2027" meta:non-whitespace-character-count="1585"/>
    <meta:user-defined meta:name="Info 1"/>
    <meta:user-defined meta:name="Info 2"/>
    <meta:user-defined meta:name="Info 3"/>
    <meta:user-defined meta:name="Info 4"/>
    <meta:template xlink:type="simple" xlink:actuate="onRequest" xlink:title="Plantilla_ejercicios_examenes_BD" xlink:href="../../../Plantilla_ejercicios_examenes_BD.ott" meta:date="2013-05-23T08:22:49.450000000"/>
  </office:meta>
</office:document-meta>
</file>